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0.406cm" fo:min-width="0.157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4.129cm" svg:height="5.999cm" svg:x="3.87cm" svg:y="7.5cm" svg:viewBox="0 0 4130 6000" draw:points="0,6000 0,0 4130,0 4130,6000">
            <text:p/>
          </draw:polygon>
          <draw:line draw:style-name="gr3" draw:text-style-name="P2" draw:layer="layout" svg:x1="5.935cm" svg:y1="8.625cm" svg:x2="7.249cm" svg:y2="8.625cm">
            <text:p/>
          </draw:line>
          <draw:line draw:style-name="gr3" draw:text-style-name="P2" draw:layer="layout" svg:x1="4.621cm" svg:y1="9.375cm" svg:x2="7.249cm" svg:y2="9.375cm">
            <text:p/>
          </draw:line>
          <draw:line draw:style-name="gr3" draw:text-style-name="P2" draw:layer="layout" svg:x1="4.621cm" svg:y1="10.125cm" svg:x2="7.249cm" svg:y2="10.125cm">
            <text:p/>
          </draw:line>
          <draw:line draw:style-name="gr3" draw:text-style-name="P2" draw:layer="layout" svg:x1="4.621cm" svg:y1="10.875cm" svg:x2="7.249cm" svg:y2="10.875cm">
            <text:p/>
          </draw:line>
          <draw:line draw:style-name="gr3" draw:text-style-name="P2" draw:layer="layout" svg:x1="4.621cm" svg:y1="11.625cm" svg:x2="7.249cm" svg:y2="11.625cm">
            <text:p/>
          </draw:line>
          <draw:line draw:style-name="gr3" draw:text-style-name="P2" draw:layer="layout" svg:x1="4.621cm" svg:y1="12.375cm" svg:x2="7.249cm" svg:y2="12.375cm">
            <text:p/>
          </draw:line>
          <draw:custom-shape draw:style-name="gr4" draw:text-style-name="P1" draw:layer="layout" svg:width="0.657cm" svg:height="0.656cm" svg:x="4.809cm" svg:y="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4.47cm" svg:y="8.1cm" svg:viewBox="0 0 4130 6000" draw:points="0,6000 0,0 4130,0 4130,6000">
            <text:p/>
          </draw:polygon>
          <draw:line draw:style-name="gr3" draw:text-style-name="P2" draw:layer="layout" svg:x1="6.535cm" svg:y1="9.225cm" svg:x2="7.849cm" svg:y2="9.225cm">
            <text:p/>
          </draw:line>
          <draw:line draw:style-name="gr3" draw:text-style-name="P2" draw:layer="layout" svg:x1="5.221cm" svg:y1="9.975cm" svg:x2="7.849cm" svg:y2="9.975cm">
            <text:p/>
          </draw:line>
          <draw:line draw:style-name="gr3" draw:text-style-name="P2" draw:layer="layout" svg:x1="5.221cm" svg:y1="10.725cm" svg:x2="7.849cm" svg:y2="10.725cm">
            <text:p/>
          </draw:line>
          <draw:line draw:style-name="gr3" draw:text-style-name="P2" draw:layer="layout" svg:x1="5.221cm" svg:y1="11.475cm" svg:x2="7.849cm" svg:y2="11.475cm">
            <text:p/>
          </draw:line>
          <draw:line draw:style-name="gr3" draw:text-style-name="P2" draw:layer="layout" svg:x1="5.221cm" svg:y1="12.225cm" svg:x2="7.849cm" svg:y2="12.225cm">
            <text:p/>
          </draw:line>
          <draw:line draw:style-name="gr3" draw:text-style-name="P2" draw:layer="layout" svg:x1="5.221cm" svg:y1="12.975cm" svg:x2="7.849cm" svg:y2="12.975cm">
            <text:p/>
          </draw:line>
          <draw:custom-shape draw:style-name="gr4" draw:text-style-name="P1" draw:layer="layout" svg:width="0.657cm" svg:height="0.656cm" svg:x="5.409cm" svg:y="8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5.07cm" svg:y="8.7cm" svg:viewBox="0 0 4130 6000" draw:points="0,6000 0,0 4130,0 4130,6000">
            <text:p/>
          </draw:polygon>
          <draw:line draw:style-name="gr3" draw:text-style-name="P2" draw:layer="layout" svg:x1="7.135cm" svg:y1="9.825cm" svg:x2="8.449cm" svg:y2="9.825cm">
            <text:p/>
          </draw:line>
          <draw:line draw:style-name="gr3" draw:text-style-name="P2" draw:layer="layout" svg:x1="5.821cm" svg:y1="10.575cm" svg:x2="8.449cm" svg:y2="10.575cm">
            <text:p/>
          </draw:line>
          <draw:line draw:style-name="gr3" draw:text-style-name="P2" draw:layer="layout" svg:x1="5.821cm" svg:y1="11.325cm" svg:x2="8.449cm" svg:y2="11.325cm">
            <text:p/>
          </draw:line>
          <draw:line draw:style-name="gr3" draw:text-style-name="P2" draw:layer="layout" svg:x1="5.821cm" svg:y1="12.075cm" svg:x2="8.449cm" svg:y2="12.075cm">
            <text:p/>
          </draw:line>
          <draw:line draw:style-name="gr3" draw:text-style-name="P2" draw:layer="layout" svg:x1="5.821cm" svg:y1="12.825cm" svg:x2="8.449cm" svg:y2="12.825cm">
            <text:p/>
          </draw:line>
          <draw:line draw:style-name="gr3" draw:text-style-name="P2" draw:layer="layout" svg:x1="5.821cm" svg:y1="13.575cm" svg:x2="8.449cm" svg:y2="13.575cm">
            <text:p/>
          </draw:line>
          <draw:custom-shape draw:style-name="gr4" draw:text-style-name="P1" draw:layer="layout" svg:width="0.657cm" svg:height="0.656cm" svg:x="6.009cm" svg:y="9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5.67cm" svg:y="9.3cm" svg:viewBox="0 0 4130 6000" draw:points="0,6000 0,0 4130,0 4130,6000">
            <text:p/>
          </draw:polygon>
          <draw:line draw:style-name="gr3" draw:text-style-name="P2" draw:layer="layout" svg:x1="7.735cm" svg:y1="10.425cm" svg:x2="9.049cm" svg:y2="10.425cm">
            <text:p/>
          </draw:line>
          <draw:line draw:style-name="gr3" draw:text-style-name="P2" draw:layer="layout" svg:x1="6.421cm" svg:y1="11.175cm" svg:x2="9.049cm" svg:y2="11.175cm">
            <text:p/>
          </draw:line>
          <draw:line draw:style-name="gr3" draw:text-style-name="P2" draw:layer="layout" svg:x1="6.421cm" svg:y1="11.925cm" svg:x2="9.049cm" svg:y2="11.925cm">
            <text:p/>
          </draw:line>
          <draw:line draw:style-name="gr3" draw:text-style-name="P2" draw:layer="layout" svg:x1="6.421cm" svg:y1="12.675cm" svg:x2="9.049cm" svg:y2="12.675cm">
            <text:p/>
          </draw:line>
          <draw:line draw:style-name="gr3" draw:text-style-name="P2" draw:layer="layout" svg:x1="6.421cm" svg:y1="13.425cm" svg:x2="9.049cm" svg:y2="13.425cm">
            <text:p/>
          </draw:line>
          <draw:line draw:style-name="gr3" draw:text-style-name="P2" draw:layer="layout" svg:x1="6.421cm" svg:y1="14.175cm" svg:x2="9.049cm" svg:y2="14.175cm">
            <text:p/>
          </draw:line>
          <draw:custom-shape draw:style-name="gr4" draw:text-style-name="P1" draw:layer="layout" svg:width="0.657cm" svg:height="0.656cm" svg:x="6.609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6.27cm" svg:y="9.9cm" svg:viewBox="0 0 4130 6000" draw:points="0,6000 0,0 4130,0 4130,6000">
            <text:p/>
          </draw:polygon>
          <draw:line draw:style-name="gr3" draw:text-style-name="P2" draw:layer="layout" svg:x1="8.335cm" svg:y1="11.025cm" svg:x2="9.649cm" svg:y2="11.025cm">
            <text:p/>
          </draw:line>
          <draw:line draw:style-name="gr3" draw:text-style-name="P2" draw:layer="layout" svg:x1="7.021cm" svg:y1="11.775cm" svg:x2="9.649cm" svg:y2="11.775cm">
            <text:p/>
          </draw:line>
          <draw:line draw:style-name="gr3" draw:text-style-name="P2" draw:layer="layout" svg:x1="7.021cm" svg:y1="12.525cm" svg:x2="9.649cm" svg:y2="12.525cm">
            <text:p/>
          </draw:line>
          <draw:line draw:style-name="gr3" draw:text-style-name="P2" draw:layer="layout" svg:x1="7.021cm" svg:y1="13.275cm" svg:x2="9.649cm" svg:y2="13.275cm">
            <text:p/>
          </draw:line>
          <draw:line draw:style-name="gr3" draw:text-style-name="P2" draw:layer="layout" svg:x1="7.021cm" svg:y1="14.025cm" svg:x2="9.649cm" svg:y2="14.025cm">
            <text:p/>
          </draw:line>
          <draw:line draw:style-name="gr3" draw:text-style-name="P2" draw:layer="layout" svg:x1="7.021cm" svg:y1="14.775cm" svg:x2="9.649cm" svg:y2="14.775cm">
            <text:p/>
          </draw:line>
          <draw:custom-shape draw:style-name="gr4" draw:text-style-name="P1" draw:layer="layout" svg:width="0.657cm" svg:height="0.656cm" svg:x="7.209cm" svg:y="10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6.87cm" svg:y="10.5cm" svg:viewBox="0 0 4130 6000" draw:points="0,6000 0,0 4130,0 4130,6000">
            <text:p/>
          </draw:polygon>
          <draw:line draw:style-name="gr3" draw:text-style-name="P2" draw:layer="layout" svg:x1="8.935cm" svg:y1="11.625cm" svg:x2="10.249cm" svg:y2="11.625cm">
            <text:p/>
          </draw:line>
          <draw:line draw:style-name="gr3" draw:text-style-name="P2" draw:layer="layout" svg:x1="7.621cm" svg:y1="12.375cm" svg:x2="10.249cm" svg:y2="12.375cm">
            <text:p/>
          </draw:line>
          <draw:line draw:style-name="gr3" draw:text-style-name="P2" draw:layer="layout" svg:x1="7.621cm" svg:y1="13.125cm" svg:x2="10.249cm" svg:y2="13.125cm">
            <text:p/>
          </draw:line>
          <draw:line draw:style-name="gr3" draw:text-style-name="P2" draw:layer="layout" svg:x1="7.621cm" svg:y1="13.875cm" svg:x2="10.249cm" svg:y2="13.875cm">
            <text:p/>
          </draw:line>
          <draw:line draw:style-name="gr3" draw:text-style-name="P2" draw:layer="layout" svg:x1="7.621cm" svg:y1="14.625cm" svg:x2="10.249cm" svg:y2="14.625cm">
            <text:p/>
          </draw:line>
          <draw:line draw:style-name="gr3" draw:text-style-name="P2" draw:layer="layout" svg:x1="7.621cm" svg:y1="15.375cm" svg:x2="10.249cm" svg:y2="15.375cm">
            <text:p/>
          </draw:line>
          <draw:custom-shape draw:style-name="gr4" draw:text-style-name="P1" draw:layer="layout" svg:width="0.657cm" svg:height="0.656cm" svg:x="7.809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7.47cm" svg:y="11.1cm" svg:viewBox="0 0 4130 6000" draw:points="0,6000 0,0 4130,0 4130,6000">
            <text:p/>
          </draw:polygon>
          <draw:line draw:style-name="gr3" draw:text-style-name="P2" draw:layer="layout" svg:x1="9.535cm" svg:y1="12.225cm" svg:x2="10.849cm" svg:y2="12.225cm">
            <text:p/>
          </draw:line>
          <draw:line draw:style-name="gr3" draw:text-style-name="P2" draw:layer="layout" svg:x1="8.221cm" svg:y1="12.975cm" svg:x2="10.849cm" svg:y2="12.975cm">
            <text:p/>
          </draw:line>
          <draw:line draw:style-name="gr3" draw:text-style-name="P2" draw:layer="layout" svg:x1="8.221cm" svg:y1="13.725cm" svg:x2="10.849cm" svg:y2="13.725cm">
            <text:p/>
          </draw:line>
          <draw:line draw:style-name="gr3" draw:text-style-name="P2" draw:layer="layout" svg:x1="8.221cm" svg:y1="14.475cm" svg:x2="10.849cm" svg:y2="14.475cm">
            <text:p/>
          </draw:line>
          <draw:line draw:style-name="gr3" draw:text-style-name="P2" draw:layer="layout" svg:x1="8.221cm" svg:y1="15.225cm" svg:x2="10.849cm" svg:y2="15.225cm">
            <text:p/>
          </draw:line>
          <draw:line draw:style-name="gr3" draw:text-style-name="P2" draw:layer="layout" svg:x1="8.221cm" svg:y1="15.975cm" svg:x2="10.849cm" svg:y2="15.975cm">
            <text:p/>
          </draw:line>
          <draw:custom-shape draw:style-name="gr4" draw:text-style-name="P1" draw:layer="layout" svg:width="0.657cm" svg:height="0.656cm" svg:x="8.409cm" svg:y="11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8.07cm" svg:y="11.7cm" svg:viewBox="0 0 4130 6000" draw:points="0,6000 0,0 4130,0 4130,6000">
            <text:p/>
          </draw:polygon>
          <draw:line draw:style-name="gr3" draw:text-style-name="P2" draw:layer="layout" svg:x1="10.135cm" svg:y1="12.825cm" svg:x2="11.449cm" svg:y2="12.825cm">
            <text:p/>
          </draw:line>
          <draw:line draw:style-name="gr3" draw:text-style-name="P2" draw:layer="layout" svg:x1="8.821cm" svg:y1="13.575cm" svg:x2="11.449cm" svg:y2="13.575cm">
            <text:p/>
          </draw:line>
          <draw:line draw:style-name="gr3" draw:text-style-name="P2" draw:layer="layout" svg:x1="8.821cm" svg:y1="14.325cm" svg:x2="11.449cm" svg:y2="14.325cm">
            <text:p/>
          </draw:line>
          <draw:line draw:style-name="gr3" draw:text-style-name="P2" draw:layer="layout" svg:x1="8.821cm" svg:y1="15.075cm" svg:x2="11.449cm" svg:y2="15.075cm">
            <text:p/>
          </draw:line>
          <draw:line draw:style-name="gr3" draw:text-style-name="P2" draw:layer="layout" svg:x1="8.821cm" svg:y1="15.825cm" svg:x2="11.449cm" svg:y2="15.825cm">
            <text:p/>
          </draw:line>
          <draw:line draw:style-name="gr3" draw:text-style-name="P2" draw:layer="layout" svg:x1="8.821cm" svg:y1="16.575cm" svg:x2="11.449cm" svg:y2="16.575cm">
            <text:p/>
          </draw:line>
          <draw:custom-shape draw:style-name="gr4" draw:text-style-name="P1" draw:layer="layout" svg:width="0.657cm" svg:height="0.656cm" svg:x="9.009cm" svg:y="12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8.67cm" svg:y="12.3cm" svg:viewBox="0 0 4130 6000" draw:points="0,6000 0,0 4130,0 4130,6000">
            <text:p/>
          </draw:polygon>
          <draw:line draw:style-name="gr3" draw:text-style-name="P2" draw:layer="layout" svg:x1="10.735cm" svg:y1="13.425cm" svg:x2="12.049cm" svg:y2="13.425cm">
            <text:p/>
          </draw:line>
          <draw:line draw:style-name="gr3" draw:text-style-name="P2" draw:layer="layout" svg:x1="9.421cm" svg:y1="14.175cm" svg:x2="12.049cm" svg:y2="14.175cm">
            <text:p/>
          </draw:line>
          <draw:line draw:style-name="gr3" draw:text-style-name="P2" draw:layer="layout" svg:x1="9.421cm" svg:y1="14.925cm" svg:x2="12.049cm" svg:y2="14.925cm">
            <text:p/>
          </draw:line>
          <draw:line draw:style-name="gr3" draw:text-style-name="P2" draw:layer="layout" svg:x1="9.421cm" svg:y1="15.675cm" svg:x2="12.049cm" svg:y2="15.675cm">
            <text:p/>
          </draw:line>
          <draw:line draw:style-name="gr3" draw:text-style-name="P2" draw:layer="layout" svg:x1="9.421cm" svg:y1="16.425cm" svg:x2="12.049cm" svg:y2="16.425cm">
            <text:p/>
          </draw:line>
          <draw:line draw:style-name="gr3" draw:text-style-name="P2" draw:layer="layout" svg:x1="9.421cm" svg:y1="17.175cm" svg:x2="12.049cm" svg:y2="17.175cm">
            <text:p/>
          </draw:line>
          <draw:custom-shape draw:style-name="gr4" draw:text-style-name="P1" draw:layer="layout" svg:width="0.657cm" svg:height="0.656cm" svg:x="9.609cm" svg:y="13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9.27cm" svg:y="12.9cm" svg:viewBox="0 0 4130 6000" draw:points="0,6000 0,0 4130,0 4130,6000">
            <text:p/>
          </draw:polygon>
          <draw:line draw:style-name="gr3" draw:text-style-name="P2" draw:layer="layout" svg:x1="11.335cm" svg:y1="14.025cm" svg:x2="12.649cm" svg:y2="14.025cm">
            <text:p/>
          </draw:line>
          <draw:line draw:style-name="gr3" draw:text-style-name="P2" draw:layer="layout" svg:x1="10.021cm" svg:y1="14.775cm" svg:x2="12.649cm" svg:y2="14.775cm">
            <text:p/>
          </draw:line>
          <draw:line draw:style-name="gr3" draw:text-style-name="P2" draw:layer="layout" svg:x1="10.021cm" svg:y1="15.525cm" svg:x2="12.649cm" svg:y2="15.525cm">
            <text:p/>
          </draw:line>
          <draw:line draw:style-name="gr3" draw:text-style-name="P2" draw:layer="layout" svg:x1="10.021cm" svg:y1="16.275cm" svg:x2="12.649cm" svg:y2="16.275cm">
            <text:p/>
          </draw:line>
          <draw:line draw:style-name="gr3" draw:text-style-name="P2" draw:layer="layout" svg:x1="10.021cm" svg:y1="17.025cm" svg:x2="12.649cm" svg:y2="17.025cm">
            <text:p/>
          </draw:line>
          <draw:line draw:style-name="gr3" draw:text-style-name="P2" draw:layer="layout" svg:x1="10.021cm" svg:y1="17.775cm" svg:x2="12.649cm" svg:y2="17.775cm">
            <text:p/>
          </draw:line>
          <draw:custom-shape draw:style-name="gr4" draw:text-style-name="P1" draw:layer="layout" svg:width="0.657cm" svg:height="0.656cm" svg:x="10.209cm" svg:y="13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9.87cm" svg:y="13.5cm" svg:viewBox="0 0 4130 6000" draw:points="0,6000 0,0 4130,0 4130,6000">
            <text:p/>
          </draw:polygon>
          <draw:line draw:style-name="gr3" draw:text-style-name="P2" draw:layer="layout" svg:x1="11.935cm" svg:y1="14.625cm" svg:x2="13.249cm" svg:y2="14.625cm">
            <text:p/>
          </draw:line>
          <draw:line draw:style-name="gr3" draw:text-style-name="P2" draw:layer="layout" svg:x1="10.621cm" svg:y1="15.375cm" svg:x2="13.249cm" svg:y2="15.375cm">
            <text:p/>
          </draw:line>
          <draw:line draw:style-name="gr3" draw:text-style-name="P2" draw:layer="layout" svg:x1="10.621cm" svg:y1="16.125cm" svg:x2="13.249cm" svg:y2="16.125cm">
            <text:p/>
          </draw:line>
          <draw:line draw:style-name="gr3" draw:text-style-name="P2" draw:layer="layout" svg:x1="10.621cm" svg:y1="16.875cm" svg:x2="13.249cm" svg:y2="16.875cm">
            <text:p/>
          </draw:line>
          <draw:line draw:style-name="gr3" draw:text-style-name="P2" draw:layer="layout" svg:x1="10.621cm" svg:y1="17.625cm" svg:x2="13.249cm" svg:y2="17.625cm">
            <text:p/>
          </draw:line>
          <draw:line draw:style-name="gr3" draw:text-style-name="P2" draw:layer="layout" svg:x1="10.621cm" svg:y1="18.375cm" svg:x2="13.249cm" svg:y2="18.375cm">
            <text:p/>
          </draw:line>
          <draw:custom-shape draw:style-name="gr4" draw:text-style-name="P1" draw:layer="layout" svg:width="0.657cm" svg:height="0.656cm" svg:x="10.809cm" svg:y="14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0.47cm" svg:y="14.1cm" svg:viewBox="0 0 4130 6000" draw:points="0,6000 0,0 4130,0 4130,6000">
            <text:p/>
          </draw:polygon>
          <draw:line draw:style-name="gr3" draw:text-style-name="P2" draw:layer="layout" svg:x1="12.535cm" svg:y1="15.225cm" svg:x2="13.849cm" svg:y2="15.225cm">
            <text:p/>
          </draw:line>
          <draw:line draw:style-name="gr3" draw:text-style-name="P2" draw:layer="layout" svg:x1="11.221cm" svg:y1="15.975cm" svg:x2="13.849cm" svg:y2="15.975cm">
            <text:p/>
          </draw:line>
          <draw:line draw:style-name="gr3" draw:text-style-name="P2" draw:layer="layout" svg:x1="11.221cm" svg:y1="16.725cm" svg:x2="13.849cm" svg:y2="16.725cm">
            <text:p/>
          </draw:line>
          <draw:line draw:style-name="gr3" draw:text-style-name="P2" draw:layer="layout" svg:x1="11.221cm" svg:y1="17.475cm" svg:x2="13.849cm" svg:y2="17.475cm">
            <text:p/>
          </draw:line>
          <draw:line draw:style-name="gr3" draw:text-style-name="P2" draw:layer="layout" svg:x1="11.221cm" svg:y1="18.225cm" svg:x2="13.849cm" svg:y2="18.225cm">
            <text:p/>
          </draw:line>
          <draw:line draw:style-name="gr3" draw:text-style-name="P2" draw:layer="layout" svg:x1="11.221cm" svg:y1="18.975cm" svg:x2="13.849cm" svg:y2="18.975cm">
            <text:p/>
          </draw:line>
          <draw:custom-shape draw:style-name="gr4" draw:text-style-name="P1" draw:layer="layout" svg:width="0.657cm" svg:height="0.656cm" svg:x="11.409cm" svg:y="14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1.07cm" svg:y="14.7cm" svg:viewBox="0 0 4130 6000" draw:points="0,6000 0,0 4130,0 4130,6000">
            <text:p/>
          </draw:polygon>
          <draw:line draw:style-name="gr3" draw:text-style-name="P2" draw:layer="layout" svg:x1="13.135cm" svg:y1="15.825cm" svg:x2="14.449cm" svg:y2="15.825cm">
            <text:p/>
          </draw:line>
          <draw:line draw:style-name="gr3" draw:text-style-name="P2" draw:layer="layout" svg:x1="11.821cm" svg:y1="16.575cm" svg:x2="14.449cm" svg:y2="16.575cm">
            <text:p/>
          </draw:line>
          <draw:line draw:style-name="gr3" draw:text-style-name="P2" draw:layer="layout" svg:x1="11.821cm" svg:y1="17.325cm" svg:x2="14.449cm" svg:y2="17.325cm">
            <text:p/>
          </draw:line>
          <draw:line draw:style-name="gr3" draw:text-style-name="P2" draw:layer="layout" svg:x1="11.821cm" svg:y1="18.075cm" svg:x2="14.449cm" svg:y2="18.075cm">
            <text:p/>
          </draw:line>
          <draw:line draw:style-name="gr3" draw:text-style-name="P2" draw:layer="layout" svg:x1="11.821cm" svg:y1="18.825cm" svg:x2="14.449cm" svg:y2="18.825cm">
            <text:p/>
          </draw:line>
          <draw:line draw:style-name="gr3" draw:text-style-name="P2" draw:layer="layout" svg:x1="11.821cm" svg:y1="19.575cm" svg:x2="14.449cm" svg:y2="19.575cm">
            <text:p/>
          </draw:line>
          <draw:custom-shape draw:style-name="gr4" draw:text-style-name="P1" draw:layer="layout" svg:width="0.657cm" svg:height="0.656cm" svg:x="12.009cm" svg:y="15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1.67cm" svg:y="15.3cm" svg:viewBox="0 0 4130 6000" draw:points="0,6000 0,0 4130,0 4130,6000">
            <text:p/>
          </draw:polygon>
          <draw:line draw:style-name="gr3" draw:text-style-name="P2" draw:layer="layout" svg:x1="13.735cm" svg:y1="16.425cm" svg:x2="15.049cm" svg:y2="16.425cm">
            <text:p/>
          </draw:line>
          <draw:line draw:style-name="gr3" draw:text-style-name="P2" draw:layer="layout" svg:x1="12.421cm" svg:y1="17.175cm" svg:x2="15.049cm" svg:y2="17.175cm">
            <text:p/>
          </draw:line>
          <draw:line draw:style-name="gr3" draw:text-style-name="P2" draw:layer="layout" svg:x1="12.421cm" svg:y1="17.925cm" svg:x2="15.049cm" svg:y2="17.925cm">
            <text:p/>
          </draw:line>
          <draw:line draw:style-name="gr3" draw:text-style-name="P2" draw:layer="layout" svg:x1="12.421cm" svg:y1="18.675cm" svg:x2="15.049cm" svg:y2="18.675cm">
            <text:p/>
          </draw:line>
          <draw:line draw:style-name="gr3" draw:text-style-name="P2" draw:layer="layout" svg:x1="12.421cm" svg:y1="19.425cm" svg:x2="15.049cm" svg:y2="19.425cm">
            <text:p/>
          </draw:line>
          <draw:line draw:style-name="gr3" draw:text-style-name="P2" draw:layer="layout" svg:x1="12.421cm" svg:y1="20.175cm" svg:x2="15.049cm" svg:y2="20.175cm">
            <text:p/>
          </draw:line>
          <draw:custom-shape draw:style-name="gr4" draw:text-style-name="P1" draw:layer="layout" svg:width="0.657cm" svg:height="0.656cm" svg:x="12.609cm" svg:y="16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2.27cm" svg:y="15.9cm" svg:viewBox="0 0 4130 6000" draw:points="0,6000 0,0 4130,0 4130,6000">
            <text:p/>
          </draw:polygon>
          <draw:line draw:style-name="gr3" draw:text-style-name="P2" draw:layer="layout" svg:x1="14.335cm" svg:y1="17.025cm" svg:x2="15.649cm" svg:y2="17.025cm">
            <text:p/>
          </draw:line>
          <draw:line draw:style-name="gr3" draw:text-style-name="P2" draw:layer="layout" svg:x1="13.021cm" svg:y1="17.775cm" svg:x2="15.649cm" svg:y2="17.775cm">
            <text:p/>
          </draw:line>
          <draw:line draw:style-name="gr3" draw:text-style-name="P2" draw:layer="layout" svg:x1="13.021cm" svg:y1="18.525cm" svg:x2="15.649cm" svg:y2="18.525cm">
            <text:p/>
          </draw:line>
          <draw:line draw:style-name="gr3" draw:text-style-name="P2" draw:layer="layout" svg:x1="13.021cm" svg:y1="19.275cm" svg:x2="15.649cm" svg:y2="19.275cm">
            <text:p/>
          </draw:line>
          <draw:line draw:style-name="gr3" draw:text-style-name="P2" draw:layer="layout" svg:x1="13.021cm" svg:y1="20.025cm" svg:x2="15.649cm" svg:y2="20.025cm">
            <text:p/>
          </draw:line>
          <draw:line draw:style-name="gr3" draw:text-style-name="P2" draw:layer="layout" svg:x1="13.021cm" svg:y1="20.775cm" svg:x2="15.649cm" svg:y2="20.775cm">
            <text:p/>
          </draw:line>
          <draw:custom-shape draw:style-name="gr4" draw:text-style-name="P1" draw:layer="layout" svg:width="0.657cm" svg:height="0.656cm" svg:x="13.209cm" svg:y="16.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polygon draw:style-name="gr2" draw:text-style-name="P1" draw:layer="layout" svg:width="4.129cm" svg:height="5.999cm" svg:x="12.87cm" svg:y="16.5cm" svg:viewBox="0 0 4130 6000" draw:points="0,6000 0,0 4130,0 4130,6000">
            <text:p/>
          </draw:polygon>
          <draw:line draw:style-name="gr3" draw:text-style-name="P2" draw:layer="layout" svg:x1="14.935cm" svg:y1="17.625cm" svg:x2="16.249cm" svg:y2="17.625cm">
            <text:p/>
          </draw:line>
          <draw:line draw:style-name="gr3" draw:text-style-name="P2" draw:layer="layout" svg:x1="13.621cm" svg:y1="18.375cm" svg:x2="16.249cm" svg:y2="18.375cm">
            <text:p/>
          </draw:line>
          <draw:line draw:style-name="gr3" draw:text-style-name="P2" draw:layer="layout" svg:x1="13.621cm" svg:y1="19.125cm" svg:x2="16.249cm" svg:y2="19.125cm">
            <text:p/>
          </draw:line>
          <draw:line draw:style-name="gr3" draw:text-style-name="P2" draw:layer="layout" svg:x1="13.621cm" svg:y1="19.875cm" svg:x2="16.249cm" svg:y2="19.875cm">
            <text:p/>
          </draw:line>
          <draw:line draw:style-name="gr3" draw:text-style-name="P2" draw:layer="layout" svg:x1="13.621cm" svg:y1="20.625cm" svg:x2="16.249cm" svg:y2="20.625cm">
            <text:p/>
          </draw:line>
          <draw:line draw:style-name="gr3" draw:text-style-name="P2" draw:layer="layout" svg:x1="13.621cm" svg:y1="21.375cm" svg:x2="16.249cm" svg:y2="21.375cm">
            <text:p/>
          </draw:line>
          <draw:custom-shape draw:style-name="gr4" draw:text-style-name="P1" draw:layer="layout" svg:width="0.657cm" svg:height="0.656cm" svg:x="13.809cm" svg:y="1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20T14:10:50.803000000</dc:date>
    <meta:editing-duration>PT4H49M17S</meta:editing-duration>
    <meta:editing-cycles>11</meta:editing-cycles>
    <meta:generator>LibreOffice/24.2.4.2$Windows_X86_64 LibreOffice_project/51a6219feb6075d9a4c46691dcfe0cd9c4fff3c2</meta:generator>
    <meta:document-statistic meta:object-count="144"/>
  </office:meta>
</office:document-meta>
</file>